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draw:shadow="hidden"/>
    </style:style>
    <style:style style:name="gr2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solid" svg:stroke-color="#000000" draw:marker-start="" draw:marker-end="Arrowheads_20_1" draw:fill="none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draw:marker-start="" draw:marker-end="Arrowheads_20_1" draw:fill="none" draw:textarea-vertical-align="middl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45cm"/>
    </style:style>
    <style:style style:name="gr11" style:family="graphic" style:parent-style-name="objectwithoutfill">
      <style:graphic-properties draw:stroke="none" draw:fill="none" fo:min-height="1.12cm"/>
    </style:style>
    <style:style style:name="gr12" style:family="graphic" style:parent-style-name="standard">
      <style:graphic-properties draw:stroke="none" draw:fill="none" fo:min-height="0.7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9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12.43cm" svg:y="6.715cm">
          <text:p text:style-name="P1"><text:span text:style-name="T1">Формулы</text:span></text:p>
        </draw:rect>
        <draw:custom-shape draw:style-name="gr2" draw:text-style-name="P2" draw:layer="layout" svg:width="2.54cm" svg:height="2.54cm" svg:x="4.81cm" svg:y="6.715cm">
          <text:p text:style-name="P1"><text:span text:style-name="T1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7.35cm" svg:y1="7.35cm" svg:x2="12.43cm" svg:y2="7.35cm">
          <text:p/>
        </draw:line>
        <draw:rect draw:style-name="gr1" draw:text-style-name="P2" draw:layer="layout" svg:width="3.81cm" svg:height="1.905cm" svg:x="4.175cm" svg:y="2.27cm">
          <text:p text:style-name="P1"><text:span text:style-name="T1">Проверка </text:span></text:p>
          <text:p text:style-name="P1"><text:span text:style-name="T1">формул</text:span></text:p>
        </draw:rect>
        <draw:line draw:style-name="gr4" draw:text-style-name="P1" draw:layer="layout" svg:x1="6.08cm" svg:y1="4.175cm" svg:x2="6.08cm" svg:y2="6.715cm">
          <text:p/>
        </draw:line>
        <draw:custom-shape draw:style-name="gr5" draw:text-style-name="P2" draw:layer="layout" svg:width="3.81cm" svg:height="2.54cm" svg:x="19.415cm" svg:y="1.635cm">
          <text:p text:style-name="P1"><text:span text:style-name="T1">Входные, </text:span></text:p>
          <text:p text:style-name="P1"><text:span text:style-name="T1">выходные </text:span></text:p>
          <text:p text:style-name="P1"><text:span text:style-name="T1">данные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6" draw:text-style-name="P2" draw:layer="layout" svg:width="3.81cm" svg:height="1.905cm" svg:x="12.43cm" svg:y="2.27cm">
          <text:p text:style-name="P1"><text:span text:style-name="T1">Операции с </text:span></text:p>
          <text:p text:style-name="P1"><text:span text:style-name="T1">формулами</text:span></text:p>
        </draw:rect>
        <draw:line draw:style-name="gr7" draw:text-style-name="P1" draw:layer="layout" svg:x1="16.24cm" svg:y1="3.54cm" svg:x2="19.415cm" svg:y2="3.54cm">
          <text:p/>
        </draw:line>
        <draw:line draw:style-name="gr7" draw:text-style-name="P1" draw:layer="layout" svg:x1="14.335cm" svg:y1="6.715cm" svg:x2="14.335cm" svg:y2="4.175cm">
          <text:p/>
        </draw:line>
        <draw:frame draw:style-name="gr8" draw:text-style-name="P3" draw:layer="layout" svg:width="3.092cm" svg:height="1.433cm" svg:x="2.905cm" svg:y="4.81cm">
          <draw:text-box>
            <text:p><text:span text:style-name="T2">Проверка</text:span></text:p>
            <text:p><text:span text:style-name="T2"><text:s/></text:span><text:span text:style-name="T2">существования</text:span></text:p>
            <text:p><text:span text:style-name="T2">переменной</text:span></text:p>
          </draw:text-box>
        </draw:frame>
        <draw:frame draw:style-name="gr9" draw:text-style-name="P3" draw:layer="layout" svg:width="4.282cm" svg:height="1.039cm" svg:x="7.35cm" svg:y="6.08cm">
          <draw:text-box>
            <text:p><text:span text:style-name="T2">Выполнение запросов</text:span></text:p>
            <text:p><text:span text:style-name="T2">и возвращение данных</text:span></text:p>
          </draw:text-box>
        </draw:frame>
        <draw:frame draw:style-name="gr10" draw:text-style-name="P3" draw:layer="layout" svg:width="3.745cm" svg:height="1.433cm" svg:x="16.24cm" svg:y="1.635cm">
          <draw:text-box>
            <text:p><text:span text:style-name="T2">Получение входных</text:span></text:p>
            <text:p><text:span text:style-name="T2"><text:s/></text:span><text:span text:style-name="T2">данных</text:span></text:p>
            <text:p><text:span text:style-name="T2">вывод данных</text:span></text:p>
          </draw:text-box>
        </draw:frame>
        <draw:frame draw:style-name="gr11" draw:text-style-name="P5" draw:layer="layout" svg:width="3.931cm" svg:height="1.37cm" svg:x="14.335cm" svg:y="4.926cm">
          <draw:text-box>
            <text:p text:style-name="P4"><text:span text:style-name="T3">Функция работы с формулами</text:span></text:p>
            <text:p text:style-name="P4"><text:span text:style-name="T3"/></text:p>
          </draw:text-box>
        </draw:frame>
        <draw:frame draw:style-name="gr12" draw:text-style-name="P5" draw:layer="layout" svg:width="5.328cm" svg:height="0.997cm" svg:x="8.372cm" svg:y="2.27cm">
          <draw:text-box>
            <text:p text:style-name="P4"><text:span text:style-name="T3">Функция проверки</text:span></text:p>
            <text:p text:style-name="P4"><text:span text:style-name="T3"><text:s/></text:span><text:span text:style-name="T3">синтаксиса</text:span></text:p>
          </draw:text-box>
        </draw:frame>
        <draw:line draw:style-name="gr7" draw:text-style-name="P1" draw:layer="layout" svg:x1="12.43cm" svg:y1="7.985cm" svg:x2="7.35cm" svg:y2="7.985cm">
          <text:p/>
        </draw:line>
        <draw:frame draw:style-name="gr13" draw:text-style-name="P3" draw:layer="layout" svg:width="2.479cm" svg:height="0.645cm" svg:x="8.427cm" svg:y="8.051cm">
          <draw:text-box>
            <text:p><text:span text:style-name="T2">Запрос к БД</text:span></text:p>
          </draw:text-box>
        </draw:frame>
        <draw:line draw:style-name="gr14" draw:text-style-name="P1" draw:layer="layout" svg:x1="7.985cm" svg:y1="3.54cm" svg:x2="12.43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0:06:50.441000000</meta:creation-date>
    <dc:date>2014-12-28T23:08:38.591000000</dc:date>
    <meta:editing-duration>PT25M9S</meta:editing-duration>
    <meta:editing-cycles>12</meta:editing-cycles>
    <meta:generator>LibreOffice/4.3.5.2$Windows_x86 LibreOffice_project/3a87456aaa6a95c63eea1c1b3201acedf0751bd5</meta:generator>
    <meta:document-statistic meta:object-count="17"/>
  </office:meta>
</office:document-meta>
</file>